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riablesCollection.get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sCollection.addJMeterVariables( JMeterVariables jmV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